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language="en" fo:country="US" officeooo:rsid="001a3b00" officeooo:paragraph-rsid="0016fad9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language="en" fo:country="US" style:text-underline-style="solid" style:text-underline-width="auto" style:text-underline-color="font-color" officeooo:rsid="001f55f4" officeooo:paragraph-rsid="0017fc99" fo:background-color="transparent"/>
    </style:style>
    <style:style style:name="P5" style:family="paragraph" style:parent-style-name="Text_20_body">
      <style:text-properties style:font-name="Arial" fo:language="en" fo:country="US" style:text-underline-style="solid" style:text-underline-width="auto" style:text-underline-color="font-color" officeooo:rsid="001f55f4" officeooo:paragraph-rsid="0019fd61" fo:background-color="transparent"/>
    </style:style>
    <style:style style:name="P6" style:family="paragraph" style:parent-style-name="Text_20_body">
      <style:text-properties style:font-name="Arial" fo:language="en" fo:country="US" officeooo:rsid="001f55f4" officeooo:paragraph-rsid="0019fd61" fo:background-color="#ff9999"/>
    </style:style>
    <style:style style:name="P7" style:family="paragraph" style:parent-style-name="Text_20_body">
      <style:text-properties style:font-name="Arial" fo:language="en" fo:country="US" officeooo:rsid="001a3b00" officeooo:paragraph-rsid="0019fd61"/>
    </style:style>
    <style:style style:name="P8" style:family="paragraph" style:parent-style-name="Text_20_body">
      <style:text-properties style:font-name="Arial" fo:language="en" fo:country="US" officeooo:rsid="001f55f4" officeooo:paragraph-rsid="0019fd61"/>
    </style:style>
    <style:style style:name="P9" style:family="paragraph" style:parent-style-name="Text_20_body">
      <style:text-properties style:font-name="Arial" officeooo:paragraph-rsid="0017fc99"/>
    </style:style>
    <style:style style:name="T1" style:family="text">
      <style:text-properties officeooo:rsid="00164e46"/>
    </style:style>
    <style:style style:name="T2" style:family="text">
      <style:text-properties officeooo:rsid="0017fc99"/>
    </style:style>
    <style:style style:name="T3" style:family="text">
      <style:text-properties fo:language="en" fo:country="US" officeooo:rsid="001f55f4" fo:background-color="#ff9999" loext:char-shading-value="0"/>
    </style:style>
    <style:style style:name="T4" style:family="text">
      <style:text-properties fo:language="en" fo:country="US" officeooo:rsid="0017fc99" fo:background-color="#ff9999" loext:char-shading-value="0"/>
    </style:style>
    <style:style style:name="T5" style:family="text">
      <style:text-properties officeooo:rsid="00194620"/>
    </style:style>
    <style:style style:name="T6" style:family="text">
      <style:text-properties style:font-name="Arial" fo:language="en" fo:country="US" officeooo:rsid="001a3b00"/>
    </style:style>
    <style:style style:name="T7" style:family="text">
      <style:text-properties officeooo:rsid="001bb1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 é uma missão que pretende criar <text:s/>unidades de produção agrícola autónomas <text:span text:style-name="T5">transportáveis</text:span> para locais estratégicos onde hajam refugiados e locais onde as pessoas não têm como pagar.</text:p>
      <text:p text:style-name="P8"/>
      <text:p text:style-name="P6">Download <text:span text:style-name="T7">do</text:span> project<text:span text:style-name="T7">o</text:span>:</text:p>
      <text:p text:style-name="P5">git clone https://github.com/missionsave/proj missionsave</text:p>
      <text:p text:style-name="P7"><text:span text:style-name="T6"/></text:p>
      <text:p text:style-name="P2"><text:a xlink:type="simple" xlink:href="http://www.youtube.com/embed/QZ-5ADFl6WQ" text:style-name="Internet_20_link" text:visited-style-name="Visited_20_Internet_20_Link">http://www.youtube.com/embed/QZ-5ADFl6WQ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3:37:40.488002695</meta:creation-date>
    <dc:date>2016-11-05T21:17:20.332761793</dc:date>
    <meta:editing-duration>PT12M54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36" meta:character-count="302" meta:non-whitespace-character-count="269"/>
  </office:meta>
</office:document-meta>
</file>